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755ba1" officeooo:paragraph-rsid="00755ba1"/>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7a9582" officeooo:paragraph-rsid="007a9582"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officeooo:rsid="007a9582" officeooo:paragraph-rsid="007a9582"/>
    </style:style>
    <style:style style:name="P4" style:family="paragraph" style:parent-style-name="Standard">
      <style:paragraph-properties fo:margin-top="0in" fo:margin-bottom="0in" style:contextual-spacing="false" fo:text-align="justify" style:justify-single-word="false"/>
      <style:text-properties style:font-name="Georgia" fo:font-style="normal" officeooo:rsid="007a9582" officeooo:paragraph-rsid="007a9582" style:font-style-asian="normal" style:font-style-complex="normal"/>
    </style:style>
    <style:style style:name="P5"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755ba1" officeooo:paragraph-rsid="00755ba1" style:font-weight-asian="bold" style:font-weight-complex="bold"/>
    </style:style>
    <style:style style:name="P6" style:family="paragraph" style:parent-style-name="Standard">
      <style:paragraph-properties fo:margin-top="0in" fo:margin-bottom="0in" style:contextual-spacing="false" fo:text-align="justify" style:justify-single-word="false"/>
      <style:text-properties style:font-name="Georgia" fo:font-weight="bold" officeooo:rsid="0081cb2b" officeooo:paragraph-rsid="0081cb2b" style:font-weight-asian="bold" style:font-weight-complex="bold"/>
    </style:style>
    <style:style style:name="P7" style:family="paragraph" style:parent-style-name="Standard">
      <style:paragraph-properties fo:margin-top="0in" fo:margin-bottom="0in" style:contextual-spacing="false" fo:text-align="justify" style:justify-single-word="false"/>
      <style:text-properties style:font-name="Georgia" officeooo:rsid="007a9582" officeooo:paragraph-rsid="007a9582"/>
    </style:style>
    <style:style style:name="P8"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T1" style:family="text">
      <style:text-properties officeooo:rsid="0076ff46"/>
    </style:style>
    <style:style style:name="T2" style:family="text">
      <style:text-properties officeooo:rsid="00781121"/>
    </style:style>
    <style:style style:name="T3" style:family="text">
      <style:text-properties officeooo:rsid="0079103f"/>
    </style:style>
    <style:style style:name="T4" style:family="text">
      <style:text-properties officeooo:rsid="0079f3a0"/>
    </style:style>
    <style:style style:name="T5" style:family="text">
      <style:text-properties officeooo:rsid="007adf92"/>
    </style:style>
    <style:style style:name="T6" style:family="text">
      <style:text-properties officeooo:rsid="007cb310"/>
    </style:style>
    <style:style style:name="T7" style:family="text">
      <style:text-properties officeooo:rsid="007d5e02"/>
    </style:style>
    <style:style style:name="T8" style:family="text">
      <style:text-properties officeooo:rsid="007f4d44"/>
    </style:style>
    <style:style style:name="T9" style:family="text">
      <style:text-properties officeooo:rsid="008004b5"/>
    </style:style>
    <style:style style:name="T10" style:family="text">
      <style:text-properties officeooo:rsid="0080ff16"/>
    </style:style>
    <style:style style:name="T11" style:family="text">
      <style:text-properties fo:font-style="normal" officeooo:rsid="007adf92" style:font-style-asian="normal" style:font-style-complex="normal"/>
    </style:style>
    <style:style style:name="T12" style:family="text">
      <style:text-properties officeooo:rsid="00810ad6"/>
    </style:style>
    <style:style style:name="T13" style:family="text">
      <style:text-properties officeooo:rsid="0081137c"/>
    </style:style>
    <style:style style:name="T14" style:family="text">
      <style:text-properties officeooo:rsid="0081cb2b"/>
    </style:style>
    <style:style style:name="T15" style:family="text">
      <style:text-properties officeooo:rsid="0083449d"/>
    </style:style>
    <style:style style:name="T16" style:family="text">
      <style:text-properties officeooo:rsid="0084f3b7"/>
    </style:style>
    <style:style style:name="T17" style:family="text">
      <style:text-properties officeooo:rsid="00857dcc"/>
    </style:style>
    <style:style style:name="T18" style:family="text">
      <style:text-properties officeooo:rsid="00866d4c"/>
    </style:style>
    <style:style style:name="T19" style:family="text">
      <style:text-properties officeooo:rsid="00872e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n’t Talk To Strangers</text:p>
      <text:p text:style-name="P1"><text:s text:c="5"/>Your mother always told you not to talk to strangers. <text:span text:style-name="T1">But in the day of Uber you kinda have to talk to strangers and even get in their cars. Sometimes they have candy for you. </text:span><text:span text:style-name="T2">Your mother would be livid.</text:span></text:p>
      <text:p text:style-name="P1"><text:s text:c="5"/><text:span text:style-name="T3">As a kid you do as you’re told. But as an adult you start talking to strangers in order to make relationships, do business deals etc.</text:span></text:p>
      <text:p text:style-name="P1"><text:s text:c="5"/><text:span text:style-name="T4">One night you order food from Uber Eats, it comes to your door. You greet the man at the door. Good Evening here’s your food. He says to you with a smile. Yeah your mother would be livid that you got food from a stranger may she rest in peace.</text:span></text:p>
      <text:p text:style-name="P1"/>
      <text:p text:style-name="P2">Work</text:p>
      <text:p text:style-name="P3"><text:s text:c="5"/>You’re sitting at work. Doing your best to concentrate on whatever it is you need to concentrate on for that day. <text:span text:style-name="T5">It’s not easy, Melissa keeps popping into your head.</text:span></text:p>
      <text:p text:style-name="P3"><text:s text:c="5"/><text:span text:style-name="T5">She sends a text message. It’s kinda simple.</text:span></text:p>
      <text:p text:style-name="P3"/>
      <text:p text:style-name="P3"><text:s text:c="5"/><text:span text:style-name="T11">What’s up, want to have dinner later?</text:span></text:p>
      <text:p text:style-name="P4"><text:s text:c="5"/><text:span text:style-name="T5">M</text:span></text:p>
      <text:p text:style-name="P3"/>
      <text:p text:style-name="P3"><text:s text:c="5"/><text:span text:style-name="T5">You smile at the thought. Dinner with the girl of your dreams. Well you think it’s the girl of your dreams you haven’t a clue yet. She seems like a nice girl, a homebody like yourself. Yet she seems dangerous like ice on a cold winter’s night. Either way she’s into you and that’s what matters.</text:span></text:p>
      <text:p text:style-name="P3"><text:s text:c="5"/><text:span text:style-name="T5">You respond to the text asking if seven is a good time. She agrees. Seven is perfect. You grin like a stupid kid on the playground </text:span><text:span text:style-name="T6">who eats paste. </text:span><text:span text:style-name="T7">Oh those kids that ate paste as a child, you wonder how </text:span><text:soft-page-break/><text:span text:style-name="T7">they ended up. </text:span><text:span text:style-name="T8">Probably still eating paste or some other dumb thing.</text:span></text:p>
      <text:p text:style-name="P3"><text:s text:c="5"/><text:span text:style-name="T8">Melissa is quite different than all the other girls you used to date. </text:span><text:span text:style-name="T9">Huh used to date seems to linger in your mind. Was Melissa that different </text:span><text:span text:style-name="T12">from</text:span><text:span text:style-name="T9"> Amy, Lisa, or Linda? </text:span><text:span text:style-name="T10">Talk about something to throw you for a loop.</text:span></text:p>
      <text:p text:style-name="P3"><text:s text:c="5"/><text:span text:style-name="T13">You go to meetings all of which you can’t remember anything that’s said in them. It’ll probably come back to bite you in the ass later on, but you don’t care. You just want the day to be done so you can go out to dinner.</text:span></text:p>
      <text:p text:style-name="P3"><text:s text:c="5"/><text:span text:style-name="T13">It crosses your mind you didn’t pick a place to eat. You wonder if she did. Oh well, you’ll find out when you meet up with her later.</text:span></text:p>
      <text:p text:style-name="P3"><text:s text:c="5"/><text:span text:style-name="T14">There isn’t much else to do during the work day, you get caught up on all of your chores before the weekend. It’s a blissful thought to be done with it all. Especially working for a big client like you have been. It’s nice.</text:span></text:p>
      <text:p text:style-name="P3"/>
      <text:p text:style-name="P6">Dinner</text:p>
      <text:p text:style-name="P8"><text:s text:c="5"/>You arrive at Melissa’s at exactly seven o’clock on the nose. She’s dressed as casual as ever. Jeans and a t-shirt.</text:p>
      <text:p text:style-name="P8"><text:s text:c="5"/>You’re dressed in jeans and a t-shirt as well, good choice.</text:p>
      <text:p text:style-name="P8"><text:s text:c="5"/><text:span text:style-name="T15">You go to a lobster shack, newly opened </text:span><text:span text:style-name="T16">in the area. Seafood has always been a favorite of yours. You hope Melissa enjoys it as well. She doesn’t object to your choice of places </text:span><text:span text:style-name="T17">to eat.</text:span></text:p>
      <text:p text:style-name="P8"><text:s text:c="5"/><text:span text:style-name="T18">The waiter seems like a klutz but is kind so you let it slide. He forgets your order a few times, but on the third attempt he actually remembers what you ordered and how you ordered it.</text:span></text:p>
      <text:p text:style-name="P8"><text:soft-page-break/><text:s text:c="5"/><text:span text:style-name="T18">You order the lobster, she orders the shrimp scampi. </text:span><text:span text:style-name="T19">You both enjoy the bread sticks and salad that come with your dinn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14:04:43.713000000</dc:date>
    <meta:editing-cycles>120</meta:editing-cycles>
    <meta:editing-duration>PT3H4M28S</meta:editing-duration>
    <meta:generator>LibreOffice/7.4.0.3$Windows_X86_64 LibreOffice_project/f85e47c08ddd19c015c0114a68350214f7066f5a</meta:generator>
    <meta:document-statistic meta:table-count="0" meta:image-count="0" meta:object-count="0" meta:page-count="3" meta:paragraph-count="21" meta:word-count="563" meta:character-count="2972" meta:non-whitespace-character-count="2340"/>
    <meta:template xlink:type="simple" xlink:actuate="onRequest" xlink:title="Normal.dotm" xlink:href=""/>
  </office:meta>
</office:document-meta>
</file>